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subtitle">
      <style:graphic-properties draw:fill-color="#ffffff" fo:min-height="17.685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title">
      <style:graphic-properties draw:auto-grow-height="true" fo:min-height="3.507cm"/>
    </style:style>
    <style:style style:name="pr4" style:family="presentation" style:parent-style-name="Padrão-notes">
      <style:graphic-properties draw:fill-color="#ffffff" fo:min-height="13.114cm"/>
    </style:style>
    <style:style style:name="P1" style:family="paragraph">
      <style:text-properties fo:color="#7da647" fo:font-size="44pt" fo:font-weight="bold" style:font-size-asian="44pt" style:font-weight-asian="bold" style:font-size-complex="44pt" style:font-weight-complex="bold"/>
    </style:style>
    <style:style style:name="P2" style:family="paragraph">
      <style:text-properties fo:color="#7da647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color="#7da647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7da647"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7.685cm" svg:x="1.4cm" svg:y="0.962cm" presentation:class="subtitle" presentation:user-transformed="true">
          <draw:text-box>
            <text:p text:style-name="P1"><text:span text:style-name="T1">Algorítimos Para Detectar a Planaridade de Graf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2">Grafos Planares</text:span></text:p>
          </draw:text-box>
        </draw:frame>
        <draw:g>
          <draw:custom-shape draw:style-name="gr2" draw:text-style-name="P3" draw:id="id1" draw:layer="layout" svg:width="2.5cm" svg:height="2.5cm" svg:x="2.9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4" draw:layer="layout" svg:width="2.5cm" svg:height="2.5cm" svg:x="9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3" draw:layer="layout" svg:width="2.5cm" svg:height="2.5cm" svg:x="2.9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2" draw:layer="layout" svg:width="2.5cm" svg:height="2.5cm" svg:x="9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5.034cm" svg:y1="7.634cm" svg:x2="9.366cm" svg:y2="11.566cm" draw:start-shape="id1" draw:start-glue-point="9" draw:end-shape="id2" draw:end-glue-point="5" svg:d="m5034 7634 4332 3932">
            <text:p/>
          </draw:connector>
          <draw:connector draw:style-name="gr3" draw:text-style-name="P3" draw:layer="layout" draw:type="line" svg:x1="5.034cm" svg:y1="11.566cm" svg:x2="9.366cm" svg:y2="7.634cm" draw:start-shape="id3" draw:start-glue-point="11" draw:end-shape="id4" draw:end-glue-point="7" svg:d="m5034 11566 4332-3932">
            <text:p/>
          </draw:connector>
          <draw:connector draw:style-name="gr3" draw:text-style-name="P3" draw:layer="layout" draw:type="line" svg:x1="10.25cm" svg:y1="8cm" svg:x2="10.25cm" svg:y2="11.2cm" draw:start-shape="id4" draw:start-glue-point="8" draw:end-shape="id2" draw:end-glue-point="4" svg:d="m10250 8000v3200">
            <text:p/>
          </draw:connector>
          <draw:connector draw:style-name="gr3" draw:text-style-name="P3" draw:layer="layout" draw:type="line" svg:x1="5.4cm" svg:y1="12.45cm" svg:x2="9cm" svg:y2="12.45cm" draw:start-shape="id3" draw:start-glue-point="10" draw:end-shape="id2" draw:end-glue-point="6" svg:d="m5400 12450h3600">
            <text:p/>
          </draw:connector>
          <draw:connector draw:style-name="gr3" draw:text-style-name="P3" draw:layer="layout" draw:type="line" svg:x1="4.15cm" svg:y1="8cm" svg:x2="4.15cm" svg:y2="11.2cm" draw:start-shape="id1" draw:start-glue-point="8" draw:end-shape="id3" svg:d="m4150 8000v3200">
            <text:p/>
          </draw:connector>
          <draw:connector draw:style-name="gr3" draw:text-style-name="P3" draw:layer="layout" draw:type="line" svg:x1="5.4cm" svg:y1="6.75cm" svg:x2="9cm" svg:y2="6.75cm" draw:start-shape="id1" draw:start-glue-point="10" draw:end-shape="id4" draw:end-glue-point="6" svg:d="m5400 6750h3600">
            <text:p/>
          </draw:connector>
        </draw:g>
        <draw:g>
          <draw:custom-shape draw:style-name="gr2" draw:text-style-name="P3" draw:id="id8" draw:layer="layout" svg:width="2.5cm" svg:height="2.5cm" svg:x="14.2cm" svg:y="9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3" draw:id="id6" draw:layer="layout" svg:width="2.5cm" svg:height="2.5cm" svg:x="20.3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5" draw:layer="layout" svg:width="2.5cm" svg:height="2.5cm" svg:x="14.2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id="id7" draw:layer="layout" svg:width="2.5cm" svg:height="2.5cm" svg:x="20.3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6.334cm" svg:y1="15.466cm" svg:x2="20.666cm" svg:y2="11.534cm" draw:start-shape="id5" draw:start-glue-point="11" draw:end-shape="id6" draw:end-glue-point="7" svg:d="m16334 15466 4332-3932">
            <text:p/>
          </draw:connector>
          <draw:connector draw:style-name="gr3" draw:text-style-name="P3" draw:layer="layout" draw:type="line" svg:x1="21.55cm" svg:y1="11.9cm" svg:x2="21.55cm" svg:y2="15.1cm" draw:start-shape="id6" draw:start-glue-point="8" draw:end-shape="id7" draw:end-glue-point="4" svg:d="m21550 11900v3200">
            <text:p/>
          </draw:connector>
          <draw:connector draw:style-name="gr3" draw:text-style-name="P3" draw:layer="layout" draw:type="line" svg:x1="16.7cm" svg:y1="16.35cm" svg:x2="20.3cm" svg:y2="16.35cm" draw:start-shape="id5" draw:start-glue-point="10" draw:end-shape="id7" draw:end-glue-point="6" svg:d="m16700 16350h3600">
            <text:p/>
          </draw:connector>
          <draw:connector draw:style-name="gr3" draw:text-style-name="P3" draw:layer="layout" draw:type="line" svg:x1="15.45cm" svg:y1="11.9cm" svg:x2="15.45cm" svg:y2="15.1cm" draw:start-shape="id8" draw:start-glue-point="8" draw:end-shape="id5" svg:d="m15450 11900v3200">
            <text:p/>
          </draw:connector>
          <draw:connector draw:style-name="gr3" draw:text-style-name="P3" draw:layer="layout" draw:type="line" svg:x1="16.7cm" svg:y1="10.65cm" svg:x2="20.3cm" svg:y2="10.65cm" draw:start-shape="id8" draw:start-glue-point="10" draw:end-shape="id6" draw:end-glue-point="6" svg:d="m16700 10650h3600">
            <text:p/>
          </draw:connector>
          <draw:connector draw:style-name="gr3" draw:text-style-name="P3" draw:layer="layout" draw:type="curve" draw:line-skew="-1.671cm 2.873cm" svg:x1="14.566cm" svg:y1="9.766cm" svg:x2="22.434cm" svg:y2="17.234cm" draw:start-shape="id8" draw:start-glue-point="5" draw:end-shape="id7" draw:end-glue-point="9" svg:d="m14566 9766c0-3807 5805-3172 9175-354s4304 7822-1307 7822">
            <text:p/>
          </draw:connector>
        </draw:g>
        <draw:frame draw:style-name="gr4" draw:text-style-name="P4" draw:layer="layout" svg:width="1.886cm" svg:height="1.517cm" svg:x="6.014cm" svg:y="12.783cm">
          <draw:text-box>
            <text:p text:style-name="P4"><text:span text:style-name="T3">K4</text:span></text:p>
          </draw:text-box>
        </draw:frame>
        <draw:frame draw:style-name="gr4" draw:text-style-name="P4" draw:layer="layout" svg:width="17.169cm" svg:height="1.517cm" svg:x="10.5cm" svg:y="17.983cm">
          <draw:text-box>
            <text:p text:style-name="P4"><text:span text:style-name="T3">Representação Topológica da K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as Pereira</meta:initial-creator>
    <meta:creation-date>2011-11-02T09:33:24</meta:creation-date>
    <meta:editing-duration>PT00H00M39S</meta:editing-duration>
    <meta:editing-cycles>2</meta:editing-cycles>
    <dc:date>2011-11-02T10:05:14</dc:date>
    <dc:creator>Lucas Pereira</dc:creator>
    <meta:document-statistic meta:object-count="51"/>
    <meta:generator>OpenOffice.org/3.2$Linux OpenOffice.org_project/320m12$Build-9483</meta:generator>
  </office:meta>
</office:document-meta>
</file>